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/>
      <text:p text:style-name="Standard">rand_arr=np.random.randint(0,100,50)</text:p>
      <text:p text:style-name="Standard"/>
      <text:p text:style-name="Standard">print("\n ****** Random numbers ******* \n",rand_arr)</text:p>
      <text:p text:style-name="Standard"/>
      <text:p text:style-name="Standard">x=rand_arr</text:p>
      <text:p text:style-name="Standard">y=x</text:p>
      <text:p text:style-name="Standard">plt.plot(x,color='red')</text:p>
      <text:p text:style-name="Standard">plt.xlabel("X Axis")</text:p>
      <text:p text:style-name="Standard">plt.ylabel("Y Axis")</text:p>
      <text:p text:style-name="Standard">plt.title("Line Chart")</text:p>
      <text:p text:style-name="Standard">plt.show()</text:p>
      <text:p text:style-name="Standard"/>
      <text:p text:style-name="Standard"/>
      <text:p text:style-name="Standard"/>
      <text:p text:style-name="Standard">plt.scatter(x,y,marker='s',c='blue')</text:p>
      <text:p text:style-name="Standard">plt.xlabel("X Axis")</text:p>
      <text:p text:style-name="Standard">plt.ylabel("Y Axis")</text:p>
      <text:p text:style-name="Standard">plt.title("Scatter")</text:p>
      <text:p text:style-name="Standard">plt.show()</text:p>
      <text:p text:style-name="Standard"/>
      <text:p text:style-name="Standard"/>
      <text:p text:style-name="Standard">plt.hist(x,color='green')</text:p>
      <text:p text:style-name="Standard">plt.xlabel("X Axis")</text:p>
      <text:p text:style-name="Standard">plt.ylabel("Y Axis")</text:p>
      <text:p text:style-name="Standard">plt.title("Histogram")</text:p>
      <text:p text:style-name="Standard">plt.show()</text:p>
      <text:p text:style-name="Standard"/>
      <text:p text:style-name="Standard"/>
      <text:p text:style-name="Standard">plt.boxplot(x)</text:p>
      <text:p text:style-name="Standard">plt.xlabel("X Axis")</text:p>
      <text:p text:style-name="Standard">plt.ylabel("Y Axis")</text:p>
      <text:p text:style-name="Standard">plt.title("Box Plot"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41:02.105712768</meta:creation-date>
    <dc:date>2024-09-02T16:41:13.893631686</dc:date>
    <meta:editing-duration>PT12S</meta:editing-duration>
    <meta:editing-cycles>1</meta:editing-cycles>
    <meta:document-statistic meta:table-count="0" meta:image-count="0" meta:object-count="0" meta:page-count="1" meta:paragraph-count="26" meta:word-count="47" meta:character-count="535" meta:non-whitespace-character-count="514"/>
    <meta:generator>LibreOffice/7.3.7.2$Linux_X86_64 LibreOffice_project/30$Build-2</meta:generator>
  </office:meta>
</office:document-meta>
</file>